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formula="of:=9+[.B2]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; 2</text:p>
          </table:table-cell>
          <table:table-cell table:formula="of:=[.B4]+MAX([.D2];[.D3])" office:value-type="float" office:value="25" calcext:value-type="float">
            <text:p>25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; 2</text:p>
          </table:table-cell>
          <table:table-cell table:formula="of:=[.B5]+MAX([.D2];[.D3])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; 4</text:p>
          </table:table-cell>
          <table:table-cell table:formula="of:=[.B6]+[.D5]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7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; 3</text:p>
          </table:table-cell>
          <table:table-cell table:formula="of:=[.B8]+[.D4]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; 7</text:p>
          </table:table-cell>
          <table:table-cell table:formula="of:=[.B9]+[.D8]" office:value-type="float" office:value="30" calcext:value-type="float">
            <text:p>30</text:p>
          </table:table-cell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4; 5</text:p>
          </table:table-cell>
          <table:table-cell table:formula="of:=[.B10]+[.D6]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8; 9; 4</text:p>
          </table:table-cell>
          <table:table-cell table:formula="of:=[.B11]+[.D10]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7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; 3; 6</text:p>
          </table:table-cell>
          <table:table-cell table:formula="of:=[.B13]+[.D4]" office:value-type="float" office:value="28" calcext:value-type="float">
            <text:p>28</text:p>
          </table:table-cell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ja" style:country-asian="JP" style:font-name-complex="Noto Sans1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22:36.812169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51" meta:object-count="0"/>
  </office:meta>
</office:document-meta>
</file>